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ircularDependencyStrategy.AbstractCircularDependencyStrateg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ircularDependencyStrateg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ircularDependencyStrateg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